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1.0827in" fo:margin-right="0in" fo:text-indent="0in" style:auto-text-indent="false"/>
    </style:style>
    <style:style style:name="P24" style:family="paragraph" style:parent-style-name="TextBody">
      <style:paragraph-properties fo:margin-left="0.578in" fo:margin-right="0in" fo:text-indent="0in" style:auto-text-indent="false"/>
    </style:style>
    <style:style style:name="P25" style:family="paragraph" style:parent-style-name="TextBody">
      <style:paragraph-properties fo:margin-left="0.5866in" fo:margin-right="0in" fo:text-indent="0in" style:auto-text-indent="false"/>
    </style:style>
    <style:style style:name="P26" style:family="paragraph" style:parent-style-name="Heading_20_1">
      <style:text-properties fo:font-size="10pt"/>
    </style:style>
    <style:style style:name="P27" style:family="paragraph" style:parent-style-name="Heading3">
      <style:text-properties fo:font-weight="bold" style:font-weight-asian="bold" style:font-weight-complex="bold"/>
    </style:style>
    <style:style style:name="P28"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9" style:family="paragraph" style:parent-style-name="IPG_5f_chapter_5f_title">
      <style:paragraph-properties fo:break-before="page"/>
    </style:style>
    <style:style style:name="P30" style:family="paragraph" style:parent-style-name="IPG_5f_chapter_5f_title" style:master-page-name="_5f_ChapterStart">
      <style:paragraph-properties style:page-number="auto"/>
    </style:style>
    <style:style style:name="P31" style:family="paragraph" style:parent-style-name="_5f_TOC1">
      <style:paragraph-properties>
        <style:tab-stops>
          <style:tab-stop style:position="6.2638in" style:type="right" style:leader-style="dotted" style:leader-text="."/>
        </style:tab-stops>
      </style:paragraph-properties>
    </style:style>
    <style:style style:name="P32" style:family="paragraph" style:parent-style-name="_5f_TOC2">
      <style:paragraph-properties>
        <style:tab-stops>
          <style:tab-stop style:position="6.1063in" style:type="right" style:leader-style="dotted" style:leader-text="."/>
        </style:tab-stops>
      </style:paragraph-properties>
    </style:style>
    <style:style style:name="P33" style:family="paragraph" style:parent-style-name="_5f_PrefaceTitle" style:master-page-name="_5f_Title">
      <style:paragraph-properties style:page-number="auto"/>
    </style:style>
    <style:style style:name="P34" style:family="paragraph" style:parent-style-name="TextBody" style:list-style-name="L1"/>
    <style:style style:name="P35" style:family="paragraph" style:parent-style-name="TextBody" style:list-style-name="L2"/>
    <style:style style:name="P36" style:family="paragraph" style:parent-style-name="TextBody" style:list-style-name="L3"/>
    <style:style style:name="P37" style:family="paragraph" style:parent-style-name="TextBody" style:list-style-name="L4"/>
    <style:style style:name="P38" style:family="paragraph" style:parent-style-name="TextBody" style:list-style-name="L5"/>
    <style:style style:name="P39" style:family="paragraph" style:parent-style-name="TextBody" style:list-style-name="L6"/>
    <style:style style:name="P40" style:family="paragraph" style:parent-style-name="Heading1">
      <style:text-properties style:font-name="Arial" fo:font-size="18pt" fo:font-weight="bold"/>
    </style:style>
    <style:style style:name="P41" style:family="paragraph" style:parent-style-name="Heading1">
      <style:paragraph-properties fo:break-before="page"/>
    </style:style>
    <style:style style:name="P42"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OLE">
      <style:graphic-properties style:vertical-pos="top" style:vertical-rel="paragraph" style:horizontal-pos="center" style:horizontal-rel="paragraph" draw:ole-draw-aspect="1" draw:visible-area-top="0in" draw:visible-area-width="7.7535in" draw:visible-area-height="5.4618in"/>
    </style:style>
    <style:style style:name="fr9"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657in" draw:visible-area-height="5.6157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827in" fo:text-indent="-0.25in" fo:margin-left="1.582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text:bookmark text:name="__RefHeading__6846_1439623614"/>TinyCAD user manual<text:bookmark-end text:name="__RefHeading__6846_1439623614"/></text:p>
      <text:p text:style-name="TextBody">Version 2.70.03</text:p>
      <text:p text:style-name="TextBody">http://tinycad.sourceforge.net</text:p>
      <text:p text:style-name="TextBody"/>
      <text:list xml:id="list32429408" text:style-name="Outline">
        <text:list-item>
          <text:list>
            <text:list-item>
              <text:h text:style-name="P41"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32567327" text:continue-numbering="true" text:style-name="Outline">
        <text:list-item>
          <text:list>
            <text:list-item>
              <text:h text:style-name="Heading1" text:outline-level="2"><text:bookmark text:name="Credits"/><text:bookmark text:name="__RefHeading__6850_1439623614"/>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5">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4">Don Lucas<text:line-break/>Mark Langezaal<text:line-break/>Magnus Beischer<text:line-break/>Stephen Friederichs<text:line-break/>Jason Sachs</text:p>
      </text:section>
      <text:p text:style-name="TextBody"/>
      <text:p text:style-name="Heading2">Recent contributors from outside the development team:</text:p>
      <text:section text:style-name="Sect2" text:name="Section2">
        <text:p text:style-name="P24">Thomas Peterson<text:line-break/>Oleg Skydan<text:line-break/>Greg Endler</text:p>
      </text:section>
      <text:p text:style-name="_5f_PrefaceTitle"><text:bookmark text:name="Welcome to TinyCAD"/><text:bookmark text:name="__RefHeading__6204_1439623614"/>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6"/>
      <text:p text:style-name="P20">Contents</text:p>
      <text:p text:style-name="P28"><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2">Copyright 1994-1995,2002-2010 Matt Pyne.<text:tab/>2</text:p>
          <text:p text:style-name="P32">Credits<text:tab/>2</text:p>
          <text:p text:style-name="P31">1Overview of TinyCAD Features<text:tab/>7</text:p>
          <text:p text:style-name="P31">2Drawing a design<text:tab/>9</text:p>
          <text:p text:style-name="P32">To place symbols in to your design<text:tab/>9</text:p>
          <text:p text:style-name="P32">To wire up your design<text:tab/>9</text:p>
          <text:p text:style-name="P32">Editing your drawing<text:tab/>11</text:p>
          <text:p text:style-name="P32">Symbol attributes<text:tab/>12</text:p>
          <text:p text:style-name="P32">Automatic junction placement<text:tab/>12</text:p>
          <text:p text:style-name="P32">Advanced drawing techniques<text:tab/>13</text:p>
          <text:p text:style-name="P32">Adding power<text:tab/>13</text:p>
          <text:p text:style-name="P32">Using labels<text:tab/>14</text:p>
          <text:p text:style-name="P32">Adding buses<text:tab/>15</text:p>
          <text:p text:style-name="P32">Adding text and annotations<text:tab/>16</text:p>
          <text:p text:style-name="P32">Drawing rectangles and ellipses<text:tab/>16</text:p>
          <text:p text:style-name="P32">Drawing polygons &amp; polylines<text:tab/>16</text:p>
          <text:p text:style-name="P32">Changing the drawing order<text:tab/>17</text:p>
          <text:p text:style-name="P31">3An introduction to libraries<text:tab/>19</text:p>
          <text:p text:style-name="P32">Symbol pins<text:tab/>21</text:p>
          <text:p text:style-name="P32">Multiple parts per package<text:tab/>21</text:p>
          <text:p text:style-name="P32">Creating a new symbol library<text:tab/>24</text:p>
          <text:p text:style-name="P31">4Printing a design<text:tab/>27</text:p>
          <text:p text:style-name="P31">5Exporting to PCB programs<text:tab/>29</text:p>
          <text:p text:style-name="P32">Use wires and symbols correctly<text:tab/>29</text:p>
          <text:p text:style-name="P32">Add the “package” attribute to all symbols<text:tab/>29</text:p>
          <text:p text:style-name="P31">6Using multiple sheet schematics<text:tab/>31</text:p>
          <text:p text:style-name="P32">Using multiple sheets<text:tab/>31</text:p>
          <text:p text:style-name="P32">Using hierarchical designs<text:tab/>31</text:p>
          <text:p text:style-name="P32"><text:soft-page-break/>Using both hierarchical designs and multiple sheets<text:tab/>32</text:p>
          <text:p text:style-name="P31">7Using SPICE with TinyCAD<text:tab/>33</text:p>
          <text:p text:style-name="P32">The TinyCAD SPICE system<text:tab/>33</text:p>
          <text:p text:style-name="P32">The SPICE template strings<text:tab/>35</text:p>
          <text:p text:style-name="P32">The Spice Prologue and Epilogue<text:tab/>35</text:p>
          <text:p text:style-name="P32">The SPICE RUN node<text:tab/>36</text:p>
          <text:p text:style-name="P32">The “0” net<text:tab/>36</text:p>
          <text:p text:style-name="P32">Generation of the SPICE file<text:tab/>36</text:p>
          <text:p text:style-name="P32">Advanced SPICE file generation with conditional statements<text:tab/>37</text:p>
          <text:p text:style-name="P31">8Menu reference<text:tab/>39</text:p>
          <text:p text:style-name="P32">File menu<text:tab/>39</text:p>
          <text:p text:style-name="P32">Edit menu<text:tab/>42</text:p>
          <text:p text:style-name="P32">Library menu<text:tab/>45</text:p>
          <text:p text:style-name="P32">Symbol menu<text:tab/>47</text:p>
          <text:p text:style-name="P32">Special menu<text:tab/>48</text:p>
          <text:p text:style-name="P32">Options menu<text:tab/>50</text:p>
          <text:p text:style-name="P31">9Toolbar reference<text:tab/>53</text:p>
          <text:p text:style-name="P32">Annotation toolbar<text:tab/>53</text:p>
          <text:p text:style-name="P32">Drawing toolbar<text:tab/>54</text:p>
          <text:p text:style-name="P32">Block toolbar <text:tab/>56</text:p>
          <text:p text:style-name="P32">Drawing toolbar<text:tab/>58</text:p>
          <text:p text:style-name="P32">File toolbar<text:tab/>62</text:p>
          <text:p text:style-name="P31">10Change log<text:tab/>65</text:p>
          <text:p text:style-name="P32">Changes since version 2.70.00 Build 248 Beta<text:tab/>65</text:p>
          <text:p text:style-name="P32">Changes since version 2.60.01<text:tab/>65</text:p>
          <text:p text:style-name="P32">Changes since version 2.50.00<text:tab/>66</text:p>
          <text:p text:style-name="P31">11Changes and/or corrections <text:tab/>69</text:p>
          <text:p text:style-name="P32">How to build TinyCAD<text:tab/>69</text:p>
          <text:p text:style-name="_5f_TOC1">12FAQ - Frequently Asked Questions – FAQ<text:tab/>71</text:p>
        </text:index-body>
      </text:table-of-content>
      <text:p text:style-name="IndentedSingle"/>
      <text:list xml:id="list32584971" text:continue-numbering="true" text:style-name="Outline">
        <text:list-item>
          <text:h text:style-name="P29" text:outline-level="1"><text:bookmark text:name="Overview of TinyCAD’s features"/><text:bookmark text:name="__RefHeading__6856_1439623614"/>Overview of TinyCAD Features<text:bookmark-end text:name="__RefHeading__6856_1439623614"/></text:h>
        </text:list-item>
      </text:list>
      <text:p text:style-name="P16"/>
      <text:p text:style-name="P16"><draw:frame draw:style-name="fr8"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9"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32576136" text:continue-numbering="true" text:style-name="Outline">
        <text:list-item>
          <text:h text:style-name="IPG_5f_chapter_5f_title" text:outline-level="1"><text:bookmark text:name="Drawing a Design"/><text:bookmark text:name="__RefHeading__7366_1439623614"/>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32582983"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32445661" text:style-name="_5f_Tip">
        <text:list-item>
          <text:p text:style-name="P42">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32562281" text:continue-list="list32582983"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32589349" text:continue-list="list32445661" text:style-name="_5f_Tip">
        <text:list-item>
          <text:p text:style-name="P42">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32572430" text:continue-list="list32562281" text:style-name="Outline">
        <text:list-item>
          <text:list>
            <text:list-item>
              <text:h text:style-name="P41" text:outline-level="2"><text:bookmark text:name="Editing your drawing"/><text:bookmark text:name="__RefHeading__7372_1439623614"/>Editing your drawing<text:bookmark-end text:name="__RefHeading__7372_1439623614"/></text:h>
            </text:list-item>
          </text:list>
        </text:list-item>
      </text:list>
      <text:p text:style-name="TextBody"><draw:frame draw:style-name="fr3"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32569289" text:continue-numbering="true" text:style-name="Outline">
        <text:list-item>
          <text:list>
            <text:list-item>
              <text:h text:style-name="P41" text:outline-level="2"><draw:frame draw:style-name="fr4"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32569478" text:continue-numbering="true" text:style-name="Outline">
        <text:list-item>
          <text:list>
            <text:list-item>
              <text:h text:style-name="Heading1" text:outline-level="2"><text:bookmark text:name="Automatic Junction placement"/><text:bookmark text:name="__RefHeading__7376_1439623614"/>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32569208" text:continue-numbering="true" text:style-name="Outline">
        <text:list-item>
          <text:list>
            <text:list-item>
              <text:h text:style-name="Heading1" text:outline-level="2"><text:bookmark text:name="Advanced drawing techniques"/><text:bookmark text:name="__RefHeading__7378_1439623614"/>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4" draw:name="graphics6" text:anchor-type="paragraph" svg:width="1.9728in" svg:height="3.1354in" draw:z-index="27"><draw:image xlink:href="Pictures/10000000000000BE0000012E1E02AB5B.png" xlink:type="simple" xlink:show="embed" xlink:actuate="onLoad"/></draw:frame></text:p>
      <text:list xml:id="list32570118" text:continue-numbering="true" text:style-name="Outline">
        <text:list-item>
          <text:list>
            <text:list-item>
              <text:h text:style-name="Heading1" text:outline-level="2"><text:bookmark text:name="Adding Power"/><text:bookmark text:name="__RefHeading__7380_1439623614"/>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32580932" text:continue-numbering="true" text:style-name="Outline">
        <text:list-item>
          <text:list>
            <text:list-item>
              <text:h text:style-name="P41" text:outline-level="2"><text:bookmark text:name="Using Labels"/><text:bookmark text:name="__RefHeading__7382_1439623614"/>Using labels<text:bookmark-end text:name="__RefHeading__7382_1439623614"/></text:h>
            </text:list-item>
          </text:list>
        </text:list-item>
      </text:list>
      <text:p text:style-name="TextBody"><draw:frame draw:style-name="fr4"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32581461" text:continue-numbering="true" text:style-name="Outline">
        <text:list-item>
          <text:list>
            <text:list-item>
              <text:h text:style-name="P41" text:outline-level="2"><text:bookmark text:name="Adding Buses"/><text:bookmark text:name="__RefHeading__7384_1439623614"/>Adding buses<text:bookmark-end text:name="__RefHeading__7384_1439623614"/></text:h>
            </text:list-item>
          </text:list>
        </text:list-item>
      </text:list>
      <text:p text:style-name="P12"/>
      <text:p text:style-name="TextBody"><draw:frame draw:style-name="fr5"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32571952" text:continue-numbering="true" text:style-name="Outline">
        <text:list-item>
          <text:list>
            <text:list-item>
              <text:h text:style-name="Heading1" text:outline-level="2"><text:bookmark text:name="Adding Text and Annotations"/><text:bookmark text:name="__RefHeading__7386_1439623614"/><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5" draw:name="graphics10" text:anchor-type="paragraph" svg:width="5.5547in" svg:height="3.8417in" draw:z-index="30"><draw:image xlink:href="Pictures/10000000000002170000017218982D96.png" xlink:type="simple" xlink:show="embed" xlink:actuate="onLoad"/></draw:frame></text:p>
      <text:list xml:id="list32564565" text:continue-numbering="true" text:style-name="Outline">
        <text:list-item>
          <text:list>
            <text:list-item>
              <text:h text:style-name="Heading1" text:outline-level="2"><text:bookmark text:name="Drawing rectangles and ellipses"/><text:bookmark text:name="__RefHeading__7388_1439623614"/>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32562663" text:continue-numbering="true" text:style-name="Outline">
        <text:list-item>
          <text:list>
            <text:list-item>
              <text:h text:style-name="Heading1" text:outline-level="2"><text:bookmark text:name="Drawing Polygons &amp; Polylines"/><text:bookmark text:name="__RefHeading__7390_1439623614"/>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32594025" text:continue-numbering="true" text:style-name="Outline">
        <text:list-item>
          <text:list>
            <text:list-item>
              <text:h text:style-name="Heading1" text:outline-level="2"><text:bookmark text:name="Changing the drawing order"/><text:bookmark text:name="__RefHeading__7392_1439623614"/>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32579201" text:continue-numbering="true" text:style-name="Outline">
        <text:list-item>
          <text:h text:style-name="P29" text:outline-level="1"><text:bookmark text:name="An Introduction to Libraries"/><text:bookmark text:name="__RefHeading__6858_1439623614"/>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6"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7"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32589044" text:continue-numbering="true" text:style-name="Outline">
        <text:list-item>
          <text:list>
            <text:list-item>
              <text:h text:style-name="Heading1" text:outline-level="2"><text:bookmark text:name="Symbol Pins"/><text:bookmark text:name="__RefHeading__6860_1439623614"/>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32562052" text:continue-numbering="true" text:style-name="Outline">
        <text:list-item>
          <text:list>
            <text:list-item>
              <text:h text:style-name="Heading1" text:outline-level="2"><text:bookmark text:name="Multiple Parts Per Package"/><text:bookmark text:name="__RefHeading__6862_1439623614"/>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7"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32563123" text:continue-numbering="true" text:style-name="Outline">
        <text:list-item>
          <text:list>
            <text:list-item>
              <text:h text:style-name="P41" text:outline-level="2"><text:bookmark text:name="Creating a new symbol library"/><text:bookmark text:name="__RefHeading__6864_1439623614"/>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5"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32574739" text:continue-numbering="true" text:style-name="Outline">
        <text:list-item>
          <text:h text:style-name="P29" text:outline-level="1"><text:bookmark text:name="Printing a Design"/><text:bookmark text:name="__RefHeading__6866_1439623614"/>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5"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32564342" text:continue-numbering="true" text:style-name="Outline">
        <text:list-item>
          <text:h text:style-name="IPG_5f_chapter_5f_title" text:outline-level="1"><text:bookmark text:name="Exporting to PCB programs"/><text:bookmark text:name="__RefHeading__6868_1439623614"/>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32449321" text:style-name="L1">
        <text:list-item>
          <text:p text:style-name="P34">Use wires and symbols correctly</text:p>
        </text:list-item>
        <text:list-item>
          <text:p text:style-name="P34">Add the “Package” attribute to symbols</text:p>
        </text:list-item>
        <text:list-item>
          <text:p text:style-name="P34">Export the netlist in a format compatible with your PCB layout program</text:p>
        </text:list-item>
      </text:list>
      <text:list xml:id="list32561993" text:continue-list="list32564342" text:style-name="Outline">
        <text:list-item>
          <text:list>
            <text:list-item>
              <text:h text:style-name="Heading1" text:outline-level="2"><text:bookmark text:name="Use wires and symbols correctly"/><text:bookmark text:name="__RefHeading__6870_1439623614"/>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32567347" text:continue-numbering="true" text:style-name="Outline">
        <text:list-item>
          <text:list>
            <text:list-item>
              <text:h text:style-name="Heading1" text:outline-level="2"><text:bookmark text:name="Add the “Package” attribute to all symbols"/><text:bookmark text:name="__RefHeading__6872_1439623614"/>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5"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5"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32585114" text:continue-numbering="true" text:style-name="Outline">
        <text:list-item>
          <text:h text:style-name="P29" text:outline-level="1"><text:bookmark text:name="Using multiple sheet schematics"/><text:bookmark text:name="__RefHeading__6874_1439623614"/>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32590025" text:continue-numbering="true" text:style-name="Outline">
        <text:list-item>
          <text:list>
            <text:list-item>
              <text:h text:style-name="Heading1" text:outline-level="2"><text:bookmark text:name="Using multiple sheets"/><text:bookmark text:name="__RefHeading__6876_1439623614"/>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32593755" text:continue-numbering="true" text:style-name="Outline">
        <text:list-item>
          <text:list>
            <text:list-item>
              <text:h text:style-name="Heading1" text:outline-level="2"><text:bookmark text:name="Using hierarchical designs"/><text:bookmark text:name="__RefHeading__6878_1439623614"/>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32587327" text:continue-numbering="true" text:style-name="Outline">
        <text:list-item>
          <text:list>
            <text:list-item>
              <text:h text:style-name="Heading1" text:outline-level="2"><text:bookmark text:name="Using both hierarchical designs and multiple sheets"/><text:bookmark text:name="__RefHeading__6880_1439623614"/>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32592130" text:continue-numbering="true" text:style-name="Outline">
        <text:list-item>
          <text:h text:style-name="IPG_5f_chapter_5f_title" text:outline-level="1"><text:bookmark text:name="Using SPICE with TinyCAD"/><text:bookmark text:name="__RefHeading__6882_1439623614"/>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32572642" text:continue-list="list32589349"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32578942" text:continue-list="list32592130" text:style-name="Outline">
        <text:list-item>
          <text:list>
            <text:list-item>
              <text:h text:style-name="Heading1" text:outline-level="2"><text:bookmark text:name="The TinyCAD SPICE system"/><text:bookmark text:name="__RefHeading__6884_1439623614"/>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32448860" text:style-name="L2">
        <text:list-item>
          <text:p text:style-name="P35">The “model” template – this is the string that is inserted into the SPICE file for every instance of the component in the circuit. </text:p>
        </text:list-item>
        <text:list-item>
          <text:p text:style-name="P35">The “prolog” template – this is the string that is inserted into the top of the SPICE file. It is only inserted once per component type. </text:p>
        </text:list-item>
        <text:list-item>
          <text:p text:style-name="P35">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32454864" text:style-name="L3">
        <text:list-item>
          <text:p text:style-name="P36">The circuit must be constructed using only SPICE enabled symbols </text:p>
        </text:list-item>
        <text:list-item>
          <text:p text:style-name="P36">The circuit must have a special “RUN” symbol (which will need to be created by you). </text:p>
        </text:list-item>
        <text:list-item>
          <text:p text:style-name="P36">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32574691" text:continue-list="list32578942" text:style-name="Outline">
        <text:list-item>
          <text:list>
            <text:list-item>
              <text:h text:style-name="P41" text:outline-level="2"><text:bookmark text:name="The SPICE template strings"/><text:bookmark text:name="__RefHeading__6886_1439623614"/>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32592187" text:continue-numbering="true" text:style-name="Outline">
        <text:list-item>
          <text:list>
            <text:list-item>
              <text:h text:style-name="Heading1" text:outline-level="2"><text:bookmark text:name="The Spice Prologue and Epilogue"/><text:bookmark text:name="__RefHeading__6888_1439623614"/>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32592417" text:continue-numbering="true" text:style-name="Outline">
        <text:list-item>
          <text:list>
            <text:list-item>
              <text:h text:style-name="P41" text:outline-level="2"><text:bookmark text:name="The SPICE Run node"/><text:bookmark text:name="__RefHeading__6890_1439623614"/>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32576872" text:continue-numbering="true" text:style-name="Outline">
        <text:list-item>
          <text:list>
            <text:list-item>
              <text:h text:style-name="Heading1" text:outline-level="2"><text:bookmark text:name="The “0” net"/><text:bookmark text:name="__RefHeading__6892_1439623614"/>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32434462" text:style-name="L4">
        <text:list-item>
          <text:p text:style-name="P37">Use a label. Any connections with a label will use the label’s name in the SPICE net </text:p>
        </text:list-item>
        <text:list-item>
          <text:p text:style-name="P37">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32582303" text:continue-list="list32576872" text:style-name="Outline">
        <text:list-item>
          <text:list>
            <text:list-item>
              <text:h text:style-name="Heading1" text:outline-level="2"><text:bookmark text:name="Generation of the SPICE file"/><text:bookmark text:name="__RefHeading__6894_1439623614"/>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32570126" text:continue-numbering="true" text:style-name="Outline">
        <text:list-item>
          <text:list>
            <text:list-item>
              <text:h text:style-name="P41" text:outline-level="2"><text:bookmark text:name="Advanced SPICE file generation with conditional statements"/><text:bookmark text:name="__RefHeading__6896_1439623614"/>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32452156" text:style-name="L5">
        <text:list-item>
          <text:p text:style-name="P38">Test to see if an attribute is defined on the symbol </text:p>
        </text:list-item>
        <text:list-item>
          <text:p text:style-name="P38">Test to see if an attribute is an empty string on the symbol </text:p>
        </text:list-item>
        <text:list-item>
          <text:p text:style-name="P38">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32575994" text:continue-list="list32570126" text:style-name="Outline">
        <text:list-item>
          <text:h text:style-name="P29" text:outline-level="1"><text:bookmark text:name="File Menu Reference"/><text:bookmark text:name="__RefHeading__6898_1439623614"/>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4"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4"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given. If you prefer you can enter your own size in millimeters of the page. Selecting Portrait will ensure the design is taller than it is <text:soft-page-break/>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32590683" text:continue-numbering="true" text:style-name="Outline">
        <text:list-item>
          <text:list>
            <text:list-item>
              <text:h text:style-name="P41" text:outline-level="2"><text:bookmark text:name="Edit menu reference"/><text:bookmark text:name="__RefHeading__6902_1439623614"/>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32579884" text:continue-numbering="true" text:style-name="Outline">
        <text:list-item>
          <text:list>
            <text:list-item>
              <text:h text:style-name="P41" text:outline-level="2"><text:bookmark text:name="Library Menu Reference"/><text:bookmark text:name="__RefHeading__6904_1439623614"/>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6"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Also if the pin name has a number at then end of it then it too is also incremented or decremented. The Name <text:soft-page-break/>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32564900" text:continue-numbering="true" text:style-name="Outline">
        <text:list-item>
          <text:list>
            <text:list-item>
              <text:h text:style-name="Heading1" text:outline-level="2"><text:bookmark text:name="Symbol Menu Reference"/><text:bookmark text:name="__RefHeading__6906_1439623614"/>Symbol menu<text:bookmark-end text:name="__RefHeading__6906_1439623614"/></text:h>
            </text:list-item>
          </text:list>
        </text:list-item>
      </text:list>
      <text:list xml:id="list32578839" text:continue-list="list32572642"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32576256" text:continue-list="list32564900" text:style-name="Outline">
        <text:list-item>
          <text:list>
            <text:list-item>
              <text:h text:style-name="Heading1" text:outline-level="2"><text:bookmark text:name="Special Menu"/><text:bookmark text:name="__RefHeading__6908_1439623614"/><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You can apply the changes to only un-numbered references. This will ensure only new symbols with references <text:soft-page-break/>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32578680" text:continue-numbering="true" text:style-name="Outline">
        <text:list-item>
          <text:list>
            <text:list-item>
              <text:h text:style-name="Heading1" text:outline-level="2"><text:bookmark text:name="Options Menu Reference"/><text:bookmark text:name="__RefHeading__6910_1439623614"/><text:soft-page-break/>Options menu<text:bookmark-end text:name="__RefHeading__6910_1439623614"/></text:h>
            </text:list-item>
          </text:list>
        </text:list-item>
      </text:list>
      <text:p text:style-name="Heading2">Settings</text:p>
      <text:p text:style-name="P27"><draw:frame draw:style-name="fr6"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7">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7"><text:soft-page-break/>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7">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ext:soft-page-break/>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32594377" text:continue-numbering="true" text:style-name="Outline">
        <text:list-item>
          <text:h text:style-name="P29" text:outline-level="1"><text:bookmark text:name="Annotation Toolbar reference"/><text:bookmark text:name="__RefHeading__6912_1439623614"/>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32572262" text:continue-numbering="true" text:style-name="Outline">
        <text:list-item>
          <text:list>
            <text:list-item>
              <text:h text:style-name="P40" text:outline-level="2"><text:bookmark text:name="Drawing Toolbar reference"/><text:bookmark text:name="__RefHeading__6916_1439623614"/>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32593641" text:continue-numbering="true" text:style-name="Outline">
        <text:list-item>
          <text:list>
            <text:list-item>
              <text:h text:style-name="P41" text:outline-level="2"><text:bookmark text:name="Block Toolbar reference"/><text:bookmark text:name="__RefHeading__6918_1439623614"/>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correct the mistake of placing a component the wrong way round, as it and all its connections can be rotated.</text:p>
      <text:p text:style-name="TextBody"><text:soft-page-break/>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32591206" text:continue-numbering="true" text:style-name="Outline">
        <text:list-item>
          <text:list>
            <text:list-item>
              <text:h text:style-name="P41" text:outline-level="2"><text:bookmark text:name="Drawing Toolbar reference 2"/><text:bookmark text:name="__RefHeading__6920_1439623614"/>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Wires cannot be edited, but they can be moved, dragged or deleted.</text:p>
      <text:p text:style-name="TextBody"><text:soft-page-break/>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32583975" text:continue-list="list32578839" text:style-name="_5f_Tip">
        <text:list-item>
          <text:p text:style-name="Tip">You may also use the scroll-wheel to zoom.</text:p>
        </text:list-item>
      </text:list>
      <text:list xml:id="list32580059" text:continue-list="list32591206" text:style-name="Outline">
        <text:list-item>
          <text:list>
            <text:list-item>
              <text:h text:style-name="P41" text:outline-level="2"><text:bookmark text:name="File Toolbar reference"/><text:bookmark text:name="__RefHeading__6922_1439623614"/>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32565178"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p text:style-name="TextBody">- Added .TCLib (SQLite3) format libraries to the installer.</text:p>
      <text:p text:style-name="TextBody">- Added a very large number of libraries that have been organized and cleaned up by Stephen Friederichs. <text:s/>Many of these new symbols include footprint references suitable for FreePCB.</text:p>
      <text:p text:style-name="TextBody">- Added XML format netlist capability. <text:s/>This is an advanced method of identifying the information in a parts list and netlist <text:s/>that makes it easier to write your own custom formatter or use the data in another program more easily.</text:p>
      <text:p text:style-name="TextBody">- Added improved pin name and number auto-increment capability to provide better support for alpha-numeric pin names and numbers. <text:s/>Thanks Thomas Peterson!</text:p>
      <text:p text:style-name="TextBody">- 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p text:style-name="TextBody">- Added new PDF format user's manual. <text:s/>Thanks Greg Endler!</text:p>
      <text:p text:style-name="TextBody">- Fixed the long broken help file pictures and re-enabled the text search function.</text:p>
      <text:list xml:id="list32590628" text:continue-numbering="true"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text:soft-page-break/>New features</text:p>
      <text:p text:style-name="TextBody">- Modified the TinyCAD source to support Visual Studio 2003, 2005, or 2008 to be more convenient to developers who have newer or older versions of Visual Studio.</text:p>
      <text:p text:style-name="TextBody">- 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p text:style-name="TextBody">- 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p text:style-name="TextBody">- Updated dao360.dll to a newer build that includes the version information (necessary for newer version of NSIS installer). Note that this is only a newer build, not a new version as this was already the most recent version.</text:p>
      <text:p text:style-name="TextBody">- Extensive changes to "for (int i=xxx" type statements to comply with newer ANSI C++ standards that changed the scope of index variables declared within for loops. </text:p>
      <text:p text:style-name="TextBody">- Changed one iterator style for loop that no longer complied with the newer ANSI C++ standards. </text:p>
      <text:p text:style-name="TextBody">- Modified code that received warnings due to mixing signed and unsigned variables by adding casts where necessary and type changes where appropriate so that no warnings are now produced when compiling with warnings level #3.</text:p>
      <text:p text:style-name="TextBody">- Added the complements of the 3 existing Spice conditional macros so that both the normal and the "not" versions are available now.</text:p>
      <text:p text:style-name="Heading2">Bug fixes</text:p>
      <text:p text:style-name="P23">- Fixed crash that resulted when you attempt to backspace over the line thickness field when editing a schematic line.</text:p>
      <text:p text:style-name="TextBody">- Fixed inconsistent line endings problem with the Spice netlist file and the XML file outputs.</text:p>
      <text:p text:style-name="Heading2">Known Bugs</text:p>
      <text:p text:style-name="TextBody">All known bugs are tracked at the TinyCAD Bug Tracker on SourceForge.net.</text:p>
      <text:list xml:id="list32590618" text:continue-numbering="true"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p text:style-name="TextBody">- Homogeneous and Heterogeneous symbol support.</text:p>
      <text:p text:style-name="TextBody">- Show power pins on a symbol.</text:p>
      <text:p text:style-name="TextBody">- New pin shape with the name above instead of at the end of the line.</text:p>
      <text:p text:style-name="Heading2"><text:soft-page-break/>Bug fixes</text:p>
      <text:p text:style-name="TextBody">- Improved handling of delete so it should crash less!</text:p>
      <text:p text:style-name="TextBody">- Internally switched to a Unicode application for better handling of international character sets.</text:p>
      <text:p text:style-name="TextBody">- Better placement of symbols so that they should remain in the same place after saving and reloading.</text:p>
      <text:list xml:id="list32583970" text:continue-numbering="true" text:style-name="Outline">
        <text:list-item>
          <text:h text:style-name="P29"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32563214" text:continue-numbering="true" text:style-name="Outline">
        <text:list-item>
          <text:list>
            <text:list-item>
              <text:h text:style-name="Heading1" text:outline-level="2"><text:bookmark text:name="How to Build TinyCAD"/><text:bookmark text:name="__RefHeading__6854_1439623614"/>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32585786" text:continue-numbering="true" text:style-name="Outline">
        <text:list-item>
          <text:h text:style-name="P30" text:outline-level="1">FAQ - Frequently Asked Questions – FAQ</text:h>
        </text:list-item>
      </text:list>
      <text:list xml:id="list32489280" text:style-name="L6">
        <text:list-item>
          <text:p text:style-name="P39"><text:span text:style-name="T14">Q. <text:s/></text:span>I have created my drawing and tried to create a Net List, but I did not know about Package Attributes.<text:line-break/>It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3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3</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Changes since version 2.60.01</text:chapter></text:p>
      </style:header>
      <style:footer>
        <text:p text:style-name="_5f_FooterLeft"><text:page-number text:select-page="current">3</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50.00</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3</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4"><draw:text-box><text:p text:style-name="MP1"><text:span text:style-name="_5f_ChapterNo"><text:span text:style-name="MT2"><text:chapter text:display="number" text:outline-level="1">12</text:chapter></text:span></text:span></text:p></draw:text-box></draw:frame><draw:frame draw:style-name="Mfr2" draw:name="frameChapterHeader" text:anchor-type="paragraph" svg:x="0.0783in" svg:y="0.6102in" svg:width="2.8346in" svg:height="0.3346in" draw:z-index="23"><draw:text-box><text:p text:style-name="MP2"><text:span text:style-name="MT3"></text:span><text:span text:style-name="MT4"><text:tab/></text:span>Chapter <text:chapter text:display="number" text:outline-level="1">12</text:chapter></text:p></draw:text-box></draw:frame></text:p>
      </style:header>
      <style:footer>
        <text:p text:style-name="_5f_FooterChapterStart"><text:page-number text:select-page="current">3</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3</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3</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3</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09-04T12:46:05.38</dc:date>
    <meta:editing-cycles>233</meta:editing-cycles>
    <meta:editing-duration>PT22H47M06S</meta:editing-duration>
    <meta:document-statistic meta:table-count="0" meta:image-count="17" meta:object-count="2" meta:page-count="71" meta:paragraph-count="726" meta:word-count="16688" meta:character-count="90980"/>
    <meta:user-defined meta:name="Book Title">TinyCAD user manual version 2.70.02</meta:user-defined>
    <meta:user-defined meta:name="Part No"/>
    <meta:user-defined meta:name="Publication Date">August 2010</meta:user-defined>
    <meta:user-defined meta:name="Subtitle"/>
  </office:meta>
</office:document-meta>
</file>